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60606" draw:fill-color="#ff0000" draw:textarea-horizontal-align="justify" draw:textarea-vertical-align="middle" draw:auto-grow-height="false" fo:min-height="3.501cm" fo:min-width="22.05cm"/>
    </style:style>
    <style:style style:name="gr2" style:family="graphic" style:parent-style-name="standard">
      <style:graphic-properties svg:stroke-color="#f4b208" draw:fill-color="#ffba0a" draw:textarea-horizontal-align="justify" draw:textarea-vertical-align="middle" draw:auto-grow-height="false" fo:min-height="3.651cm" fo:min-width="20.2cm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2.55cm" fo:min-width="16.2cm"/>
    </style:style>
    <style:style style:name="gr4" style:family="graphic" style:parent-style-name="standard">
      <style:graphic-properties svg:stroke-color="#ffffff" draw:fill-color="#ff0000" draw:textarea-horizontal-align="justify" draw:textarea-vertical-align="middle" draw:auto-grow-height="false" fo:min-height="2.154cm" fo:min-width="1.904cm"/>
    </style:style>
    <style:style style:name="gr5" style:family="graphic" style:parent-style-name="standard">
      <style:graphic-properties svg:stroke-color="#2bd27e" draw:fill-color="#00ff7f" draw:textarea-horizontal-align="justify" draw:textarea-vertical-align="middle" draw:auto-grow-height="false" fo:min-height="3.801cm" fo:min-width="18.35cm"/>
    </style:style>
    <style:style style:name="gr6" style:family="graphic" style:parent-style-name="standard">
      <style:graphic-properties draw:textarea-horizontal-align="justify" draw:textarea-vertical-align="middle" draw:auto-grow-height="false" fo:min-height="3.651cm" fo:min-width="16.4cm"/>
    </style:style>
    <style:style style:name="gr7" style:family="graphic" style:parent-style-name="standard">
      <style:graphic-properties svg:stroke-color="#ffffff" draw:fill-color="#ffba0a" draw:textarea-horizontal-align="justify" draw:textarea-vertical-align="middle" draw:auto-grow-height="false" fo:min-height="2.154cm" fo:min-width="1.904cm"/>
    </style:style>
    <style:style style:name="gr8" style:family="graphic" style:parent-style-name="standard">
      <style:graphic-properties svg:stroke-color="#ffffff" draw:fill-color="#00ff7f" draw:textarea-horizontal-align="justify" draw:textarea-vertical-align="middle" draw:auto-grow-height="false" fo:min-height="2.154cm" fo:min-width="1.904cm"/>
    </style:style>
    <style:style style:name="gr9" style:family="graphic" style:parent-style-name="standard">
      <style:graphic-properties svg:stroke-color="#ffffff" draw:fill-color="#729fcf" draw:textarea-horizontal-align="justify" draw:textarea-vertical-align="middle" draw:auto-grow-height="false" fo:min-height="2.154cm" fo:min-width="1.904cm"/>
    </style:style>
    <style:style style:name="gr10" style:family="graphic" style:parent-style-name="standard">
      <style:graphic-properties svg:stroke-color="#729fcf" draw:fill-color="#729fcf" draw:textarea-horizontal-align="justify" draw:textarea-vertical-align="middle" draw:auto-grow-height="false" fo:min-height="2.75cm" fo:min-width="10.9cm"/>
    </style:style>
    <style:style style:name="gr11" style:family="graphic" style:parent-style-name="standard">
      <style:graphic-properties svg:stroke-color="#ffba0a" draw:fill-color="#ffba0a" draw:textarea-horizontal-align="justify" draw:textarea-vertical-align="middle" draw:auto-grow-height="false" fo:min-height="2.75cm" fo:min-width="15.5cm"/>
    </style:style>
    <style:style style:name="gr12" style:family="graphic" style:parent-style-name="standard">
      <style:graphic-properties svg:stroke-color="#00ff7f" draw:fill-color="#00ff7f" draw:textarea-horizontal-align="justify" draw:textarea-vertical-align="middle" draw:auto-grow-height="false" fo:min-height="2.75cm" fo:min-width="12.7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20.75cm" fo:min-width="27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71cm" fo:min-width="0cm"/>
    </style:style>
    <style:style style:name="gr18" style:family="graphic" style:parent-style-name="standard">
      <style:graphic-properties svg:stroke-color="#f7c331" svg:stroke-opacity="70%" draw:fill="solid" draw:fill-color="#f7c331" draw:textarea-horizontal-align="justify" draw:textarea-vertical-align="middle" draw:auto-grow-height="false" fo:min-height="0.15cm" fo:min-width="18.1cm"/>
    </style:style>
    <style:style style:name="gr19" style:family="graphic" style:parent-style-name="standard">
      <style:graphic-properties svg:stroke-color="#f7c331" draw:fill-color="#f7c331" draw:textarea-horizontal-align="justify" draw:textarea-vertical-align="middle" draw:auto-grow-height="false" fo:min-height="0cm" fo:min-width="12.421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0000"/>
      <style:paragraph-properties fo:text-align="start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ba0a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0000"/>
      <style:paragraph-properties fo:text-align="start"/>
      <style:text-properties fo:color="#ffffff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0000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7" style:family="paragraph">
      <loext:graphic-properties draw:fill-color="#00ff7f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-color="#ffba0a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-color="#00ff7f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1" style:family="paragraph">
      <loext:graphic-properties draw:fill-color="#729fcf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2" style:family="paragraph">
      <loext:graphic-properties draw:fill-color="#729fcf"/>
      <style:paragraph-properties fo:text-align="start"/>
      <style:text-properties fo:color="#ffffff" fo:font-weight="bold" style:font-weight-asian="bold" style:font-weight-complex="bold"/>
    </style:style>
    <style:style style:name="P13" style:family="paragraph">
      <loext:graphic-properties draw:fill-color="#ffba0a"/>
      <style:paragraph-properties fo:text-align="start"/>
      <style:text-properties fo:color="#ffffff" fo:font-weight="bold" style:font-weight-asian="bold" style:font-weight-complex="bold"/>
    </style:style>
    <style:style style:name="P14" style:family="paragraph">
      <loext:graphic-properties draw:fill-color="#00ff7f"/>
      <style:paragraph-properties fo:text-align="start"/>
      <style:text-properties fo:color="#ffffff" fo:font-weight="bold" style:font-weight-asian="bold" style:font-weight-complex="bold"/>
    </style:style>
    <style:style style:name="P15" style:family="paragraph">
      <loext:graphic-properties draw:fill-color="#ffffff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center"/>
      <style:text-properties fo:color="#ffffff" fo:font-size="54pt" fo:font-weight="bold" style:font-size-asian="54pt" style:font-weight-asian="bold" style:font-size-complex="54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ffffff" fo:font-size="54pt" fo:font-weight="bold" style:font-size-asian="54pt" style:font-weight-asian="bold" style:font-size-complex="54pt" style:font-weight-complex="bold"/>
    </style:style>
    <style:style style:name="P19" style:family="paragraph">
      <style:text-properties fo:color="#f7c331" fo:font-size="44pt" fo:font-weight="bold" style:font-size-asian="44pt" style:font-weight-asian="bold" style:font-size-complex="44pt" style:font-weight-complex="bold"/>
    </style:style>
    <style:style style:name="P20" style:family="paragraph">
      <loext:graphic-properties draw:fill="none" draw:fill-color="#ffffff"/>
      <style:text-properties fo:color="#f7c331" fo:font-size="44pt" fo:font-weight="bold" style:font-size-asian="44pt" style:font-weight-asian="bold" style:font-size-complex="44pt" style:font-weight-complex="bold"/>
    </style:style>
    <style:style style:name="P21" style:family="paragraph">
      <style:paragraph-properties fo:margin-left="0.3cm" fo:margin-right="0cm" fo:text-indent="0cm"/>
      <style:text-properties fo:color="#f7c331" fo:font-size="32pt" fo:font-weight="bold"/>
    </style:style>
    <style:style style:name="P22" style:family="paragraph">
      <loext:graphic-properties draw:fill="none" draw:fill-color="#ffffff"/>
      <style:paragraph-properties fo:margin-left="0.3cm" fo:margin-right="0cm" fo:text-indent="0cm"/>
      <style:text-properties fo:color="#f7c331" fo:font-size="32pt" fo:font-weight="bold"/>
    </style:style>
    <style:style style:name="P23" style:family="paragraph">
      <loext:graphic-properties draw:fill="solid" draw:fill-color="#f7c331"/>
      <style:paragraph-properties fo:text-align="center"/>
    </style:style>
    <style:style style:name="P24" style:family="paragraph">
      <loext:graphic-properties draw:fill-color="#f7c331"/>
      <style:paragraph-properties fo:text-align="center"/>
      <style:text-properties fo:color="#2b2bd2"/>
    </style:style>
    <style:style style:name="T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language="en" fo:country="US" fo:font-weight="bold" style:font-weight-asian="bold" style:font-weight-complex="bold"/>
    </style:style>
    <style:style style:name="T5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f7c331" fo:font-size="54pt" fo:font-weight="bold" style:font-size-asian="54pt" style:font-weight-asian="bold" style:font-size-complex="54pt" style:font-weight-complex="bold"/>
    </style:style>
    <style:style style:name="T8" style:family="text">
      <style:text-properties fo:color="#f7c331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f7c331" style:font-size-asian="32pt" style:font-size-complex="32pt"/>
    </style:style>
    <style:style style:name="T10" style:family="text">
      <style:text-properties fo:color="#f7c331"/>
    </style:style>
    <style:style style:name="T11" style:family="text">
      <style:text-properties fo:color="#f7c33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2" draw:layer="layout" svg:width="23.8cm" svg:height="5cm" svg:x="3.8cm" svg:y="13.8cm">
          <text:p text:style-name="P1"><text:span text:style-name="T1"><text:s text:c="2"/></text:span><text:span text:style-name="T2">Ad ho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22cm" svg:height="5.2cm" svg:x="5.6cm" svg:y="9.7cm">
          <text:p text:style-name="P1"><text:span text:style-name="T2"><text:s text:c="2"/></text:span><text:span text:style-name="T2">Initia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16.7cm" svg:height="2.8cm" svg:x="8.9cm" svg:y="15.5cm">
          <text:p text:style-name="P1"><text:span text:style-name="T3">The processes are not established, </text:span><text:span text:style-name="T4">occurring</text:span><text:span text:style-name="T3"> in a </text:span></text:p>
          <text:p text:style-name="P1"><text:span text:style-name="T3">disorderly manner. Activities are carried out without </text:span></text:p>
          <text:p text:style-name="P1"><text:span text:style-name="T3">prior planning and involve few researchers </text:span></text:p>
          <text:p text:style-name="P1"><text:span text:style-name="T3">and students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cm" svg:height="3.4cm" svg:x="0.2cm" svg:y="15cm">
          <text:p text:style-name="P5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0.2cm" svg:height="5.4cm" svg:x="7.4cm" svg:y="5.5cm">
          <text:p text:style-name="P1"><text:span text:style-name="T2"><text:s/></text:span><text:span text:style-name="T2">Structured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18.2cm" svg:height="5.2cm" svg:x="9.4cm" svg:y="1.5cm">
          <text:p text:style-name="P1"><text:span text:style-name="T2"><text:s/></text:span><text:span text:style-name="T2">Systemati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9" draw:layer="layout" svg:width="3.4cm" svg:height="3.4cm" svg:x="0.2cm" svg:y="10.8cm">
          <text:p text:style-name="P5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4cm" svg:height="3.4cm" svg:x="0.2cm" svg:y="6.7cm">
          <text:p text:style-name="P5"><text:span text:style-name="T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4cm" svg:height="3.4cm" svg:x="0.2cm" svg:y="2.5cm">
          <text:p text:style-name="P5"><text:span text:style-name="T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1.4cm" svg:height="3cm" svg:x="14.6cm" svg:y="3.2cm">
          <text:p text:style-name="P1"><text:span text:style-name="T3">There are formally established and </text:span></text:p>
          <text:p text:style-name="P1"><text:span text:style-name="T3">followed processes and policies, so </text:span></text:p>
          <text:p text:style-name="P1"><text:span text:style-name="T3">that the adoption of LA becomes </text:span></text:p>
          <text:p text:style-name="P1"><text:span text:style-name="T3">comprehensive for the entire </text:span></text:p>
          <text:p text:style-name="P1"><text:span text:style-name="T3">institution.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6cm" svg:height="3cm" svg:x="9.6cm" svg:y="11.4cm">
          <text:p text:style-name="P1"><text:span text:style-name="T3">The processes begin to formalize, favoring the </text:span></text:p>
          <text:p text:style-name="P1"><text:span text:style-name="T3">expansion of use of LA in the institution.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3.2cm" svg:height="3cm" svg:x="12.4cm" svg:y="7.4cm">
          <text:p text:style-name="P1"><text:span text:style-name="T3">The institution recognizes and supports the </text:span></text:p>
          <text:p text:style-name="P1"><text:span text:style-name="T3">adoption of LA, so that the processes are </text:span></text:p>
          <text:p text:style-name="P1"><text:span text:style-name="T3">formally established and the responsibilities </text:span></text:p>
          <text:p text:style-name="P1"><text:span text:style-name="T3">of each stakeholder are define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custom-shape draw:style-name="gr14" draw:text-style-name="P16" draw:layer="layout" svg:width="28cm" svg:height="21cm" svg:x="-0.242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8.2cm" svg:height="2.376cm" svg:x="2.6cm" svg:y="1.616cm">
          <draw:text-box>
            <text:p text:style-name="P17"><text:span text:style-name="T6"><text:s text:c="10"/></text:span><text:span text:style-name="T7">Category</text:span></text:p>
          </draw:text-box>
        </draw:frame>
        <draw:frame draw:style-name="gr16" draw:text-style-name="P20" draw:layer="layout" svg:width="10.874cm" svg:height="1.982cm" draw:transform="rotate (1.5707963267949) translate (2.5cm 16.6cm)">
          <draw:text-box>
            <text:p text:style-name="P19"><text:span text:style-name="T8">Process Area</text:span></text:p>
          </draw:text-box>
        </draw:frame>
        <draw:frame draw:style-name="gr17" draw:text-style-name="P22" draw:layer="layout" svg:width="21.2cm" svg:height="12.821cm" svg:x="5cm" svg:y="5.1cm">
          <draw:text-box>
            <text:p text:style-name="P21"><text:span text:style-name="T9">- Purpose</text:span></text:p>
            <text:p text:style-name="P21"><text:span text:style-name="T9"/></text:p>
            <text:p text:style-name="P21"><text:span text:style-name="T9">- Go</text:span><text:span text:style-name="T10">als</text:span></text:p>
            <text:p text:style-name="P21"><text:span text:style-name="T10"/></text:p>
            <text:p text:style-name="P21"><text:span text:style-name="T10">- Related Processes Areas</text:span></text:p>
            <text:p text:style-name="P21"><text:span text:style-name="T10"/></text:p>
            <text:p text:style-name="P21"><text:span text:style-name="T10">- Functional Pratices </text:span></text:p>
            <text:p text:style-name="P21"><text:span text:style-name="T11"><text:tab/></text:span><text:span text:style-name="T11"><text:tab/></text:span><text:span text:style-name="T11">(Levels 1 to 4</text:span><text:span text:style-name="T10">)</text:span></text:p>
            <text:p text:style-name="P21"><text:span text:style-name="T10"/></text:p>
            <text:p text:style-name="P21"><text:span text:style-name="T10">- Work Products</text:span></text:p>
          </draw:text-box>
        </draw:frame>
        <draw:custom-shape draw:style-name="gr18" draw:text-style-name="P23" draw:layer="layout" svg:width="18.6cm" svg:height="0.4cm" svg:x="2.4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8.6cm" svg:height="0.4cm" svg:x="2.4cm" svg:y="4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12.921cm" svg:height="0.2cm" draw:transform="rotate (1.5707963267949) translate (4.9cm 17.921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08:42:19.849000000</meta:creation-date>
    <dc:date>2020-05-08T12:06:19.496000000</dc:date>
    <meta:editing-duration>PT20H40M27S</meta:editing-duration>
    <meta:editing-cycles>3</meta:editing-cycles>
    <meta:generator>LibreOffice/5.3.3.2$Windows_x86 LibreOffice_project/3d9a8b4b4e538a85e0782bd6c2d430bafe583448</meta:generator>
    <meta:document-statistic meta:object-count="44"/>
  </office:meta>
</office:document-meta>
</file>